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6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4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3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2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1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2000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9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9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8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7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7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7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6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6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5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5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4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3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2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2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1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1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1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90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9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9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9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8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7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7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6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6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5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4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4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3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3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3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3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3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2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2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2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2-07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2-05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2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1-1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1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1-06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1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1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0-1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80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9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9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7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7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7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7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6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6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6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6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5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4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4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4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4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4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3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7693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41" meta:object-count="0"/>
    <meta:user-defined meta:name="AppVersion">3.0</meta:user-defined>
  </office:meta>
</office:document-meta>
</file>